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oto Kufi Arabic" svg:font-family="'Noto Kufi Arabic'"/>
    <style:font-face style:name="Noto Naskh Arabic" svg:font-family="'Noto Naskh Arabic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language-complex="ar" style:country-complex="SA"/>
    </style:style>
    <style:style style:name="P2" style:family="paragraph" style:parent-style-name="Standard">
      <style:paragraph-properties fo:text-align="end" style:justify-single-word="false" style:writing-mode="rl-tb"/>
      <style:text-properties style:language-complex="ar" style:country-complex="SA"/>
    </style:style>
    <style:style style:name="P3" style:family="paragraph" style:parent-style-name="Heading_20_1">
      <style:text-properties style:language-complex="ar" style:country-complex="SA"/>
    </style:style>
    <style:style style:name="P4" style:family="paragraph" style:parent-style-name="Heading_20_1">
      <style:paragraph-properties style:writing-mode="rl-tb"/>
    </style:style>
    <style:style style:name="P5" style:family="paragraph" style:parent-style-name="Heading_20_2">
      <style:paragraph-properties fo:text-align="end" style:justify-single-word="false"/>
    </style:style>
    <style:style style:name="P6" style:family="paragraph" style:parent-style-name="Heading_20_2">
      <style:text-properties style:language-complex="ar" style:country-complex="SA"/>
    </style:style>
    <style:style style:name="P7" style:family="paragraph" style:parent-style-name="Heading_20_2">
      <style:paragraph-properties fo:text-align="end" style:justify-single-word="false" style:writing-mode="rl-tb"/>
      <style:text-properties style:language-complex="ar" style:country-complex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أهداف الدورة</text:h>
      <text:h text:style-name="Heading_20_3" text:outline-level="3">الأهداف المعرفية</text:h>
      <text:p text:style-name="P1">شلمنخونة برتخونة</text:p>
      <text:p text:style-name="P1"/>
      <text:h text:style-name="Heading_20_3" text:outline-level="3">الأهداف الوجدانية</text:h>
      <text:p text:style-name="P1"/>
      <text:p text:style-name="P1"/>
      <text:h text:style-name="Heading_20_3" text:outline-level="3">الأهداف المهارية</text:h>
      <text:p text:style-name="P1"/>
      <text:h text:style-name="P4" text:outline-level="1">المقدمة</text:h>
      <text:h text:style-name="P6" text:outline-level="2">التمهيد</text:h>
      <text:p text:style-name="P1">الحمد لله الذي جعل الحروف مخارج وصفات،</text:p>
      <text:h text:style-name="P7" text:outline-level="2">التعريف بالقاعدة النورانية</text:h>
      <text:p text:style-name="P1"/>
      <text:h text:style-name="P6" text:outline-level="2">مصطلحات ضرورية</text:h>
      <text:p text:style-name="P1"/>
      <text:h text:style-name="P3" text:outline-level="1">دروس القاعدة النورانية</text:h>
      <text:p text:style-name="P1"/>
      <text:h text:style-name="P6" text:outline-level="2"><text:soft-page-break/>حروف الهجاء المفردة</text:h>
      <text:p text:style-name="P1"/>
      <text:p text:style-name="P1">الدرس الثاني: حروف الهجاء المركبة</text:p>
      <text:p text:style-name="P1"/>
      <text:p text:style-name="P1">الدرس الثالث: الحروف المقطعة</text:p>
      <text:p text:style-name="P1"/>
      <text:p text:style-name="P1">الدرس الرابع: الحروف المتحركة</text:p>
      <text:p text:style-name="P1"/>
      <text:p text:style-name="P1">الدرس الخامس: الحروف المنونة</text:p>
      <text:p text:style-name="P1"/>
      <text:p text:style-name="P1">الدرس السادس: تدريبات على الحركات والتنوين</text:p>
      <text:p text:style-name="P1"/>
      <text:p text:style-name="P1">الدرس السابع: حروف المد الصغيرة</text:p>
      <text:p text:style-name="P1"/>
      <text:p text:style-name="P1">الدرس الثامن: حروف المد واللين</text:p>
      <text:p text:style-name="P1"/>
      <text:p text:style-name="P1">الدرس التاسع: تدريبات على التنوين وأحرف المد الثلاثة وحرفيّ اللين</text:p>
      <text:p text:style-name="P1"/>
      <text:p text:style-name="P1">الدرس العاشر: السكون</text:p>
      <text:p text:style-name="P1"/>
      <text:p text:style-name="P1">الدرس الحادي عشر: تدريبات على السكون</text:p>
      <text:p text:style-name="P1"/>
      <text:p text:style-name="P1">الدرس الثاني عشر: الشدّة</text:p>
      <text:p text:style-name="P1"/>
      <text:p text:style-name="P1">الدرس الثالث عشر: تدريبات على الشدّة</text:p>
      <text:p text:style-name="P1"/>
      <text:p text:style-name="P1">الدرس الرابع عشر: تدريبات على الشدّة والسكون</text:p>
      <text:p text:style-name="P1"/>
      <text:p text:style-name="P1">الدرس الخامس عشر: تدريبات على الشدّتين في كلمة</text:p>
      <text:p text:style-name="P1"/>
      <text:p text:style-name="P1">الدرس السادس عشر: تدريبات على الشدّة والسكون مع المد</text:p>
      <text:p text:style-name="P1"/>
      <text:p text:style-name="P1"><text:soft-page-break/>تدريبات على ما سبق</text:p>
      <text:p text:style-name="P1"/>
      <text:p text:style-name="P1">الخاتمة</text:p>
      <text:p text:style-name="P1"/>
      <text:p text:style-name="P1">الملحقات</text:p>
      <text:p text:style-name="P1"/>
      <text:p text:style-name="P1">تتمة القاعدة النورانية</text:p>
      <text:p text:style-name="P1"/>
      <text:p text:style-name="P1">علاج النطق عند الأطفال</text:p>
      <text:p text:style-name="P1"/>
      <text:p text:style-name="P1">مخارج الحروف والصفات</text:p>
      <text:p text:style-name="P1"/>
      <text:p text:style-name="P1">أحكام النون الساكنة والتنوين</text:p>
      <text:p text:style-name="P1"/>
      <text:p text:style-name="P1">نموذج اختبار المستوى</text:p>
      <text:p text:style-name="P1"/>
      <text:p text:style-name="P1">نموذج الاختبار النهائي</text:p>
      <text:p text:style-name="P1"/>
      <text:p text:style-name="P1">نموذج من شهادة الحضور</text:p>
      <text:p text:style-name="P1"/>
      <text:p text:style-name="P1">نموذج من شهادة التوصية</text:p>
      <text:p text:style-name="P1"/>
      <text:p text:style-name="P1">المصادر</text:p>
      <text:p text:style-name="P1"/>
      <text:p text:style-name="P1">الفهرس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oto Kufi Arabic" svg:font-family="'Noto Kufi Arabic'"/>
    <style:font-face style:name="Noto Naskh Arabic" svg:font-family="'Noto Naskh Arabic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8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Noto Naskh Arabic" style:font-size-complex="18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Standard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Noto Kufi Arabic" style:font-size-complex="20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Noto Naskh Arabic" style:font-size-complex="16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Noto Naskh Arabic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Naskh Arabic" style:font-size-complex="1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end" style:justify-single-word="false" style:writing-mode="rl-tb"/>
      <style:text-properties fo:font-size="115%" fo:font-weight="bold" style:font-size-asian="115%" style:font-weight-asian="bold" style:font-size-complex="115%" style:language-complex="ar" style:country-complex="SA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text-align="end" style:justify-single-word="false" style:writing-mode="rl-tb"/>
      <style:text-properties fo:font-size="14pt" fo:font-style="italic" fo:font-weight="bold" style:font-size-asian="14pt" style:font-style-asian="italic" style:font-weight-asian="bold" style:font-size-complex="22pt" style:font-style-complex="normal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end" style:justify-single-word="false" style:writing-mode="rl-tb"/>
      <style:text-properties fo:font-size="14pt" fo:font-weight="bold" style:font-size-asian="14pt" style:font-weight-asian="bold" style:font-size-complex="20pt" style:font-style-complex="italic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17T11:44:15.30</meta:creation-date>
    <dc:date>2017-04-17T15:15:09.08</dc:date>
    <meta:editing-duration>PT2H43M</meta:editing-duration>
    <meta:editing-cycles>7</meta:editing-cycles>
    <meta:generator>OpenOffice/4.1.3$Win32 OpenOffice.org_project/413m1$Build-9783</meta:generator>
    <meta:document-statistic meta:table-count="0" meta:image-count="0" meta:object-count="0" meta:page-count="3" meta:paragraph-count="40" meta:word-count="167" meta:character-count="977"/>
  </office:meta>
</office:document-meta>
</file>